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f935" officeooo:paragraph-rsid="001b3be7" style:font-size-asian="14pt" style:font-size-complex="14pt"/>
    </style:style>
    <style:style style:name="P2" style:family="paragraph" style:parent-style-name="Standard">
      <style:text-properties fo:font-size="14pt" officeooo:rsid="0012f935" officeooo:paragraph-rsid="001d3edb" style:font-size-asian="14pt" style:font-size-complex="14pt"/>
    </style:style>
    <style:style style:name="P3" style:family="paragraph" style:parent-style-name="Standard">
      <style:text-properties fo:font-size="14pt" fo:font-weight="bold" officeooo:rsid="001be4cf" officeooo:paragraph-rsid="001be4c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96c5" officeooo:paragraph-rsid="001996c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996c5" officeooo:paragraph-rsid="001d3ed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2f935" officeooo:paragraph-rsid="0015c89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7826d" officeooo:paragraph-rsid="0017826d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be4cf" officeooo:paragraph-rsid="002f47bc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996c5" officeooo:paragraph-rsid="001b3be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b3be7" officeooo:paragraph-rsid="0026a9c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b3be7" officeooo:paragraph-rsid="001b3be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343ab" officeooo:paragraph-rsid="0015c892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343ab" officeooo:paragraph-rsid="0017826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3b28fb" officeooo:paragraph-rsid="003b28f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2f47b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389fe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996c5" officeooo:paragraph-rsid="002f47b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996c5" officeooo:paragraph-rsid="00409bb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389fe0" officeooo:paragraph-rsid="00389fe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officeooo:rsid="0013d4ba" officeooo:paragraph-rsid="002f47bc" style:font-size-asian="14pt" style:font-size-complex="14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officeooo:rsid="0043c5bb" officeooo:paragraph-rsid="0043c5bb" style:font-size-asian="14pt" style:font-size-complex="14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3d4ba" officeooo:paragraph-rsid="002f47bc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2f935" officeooo:paragraph-rsid="002f47bc"/>
    </style:style>
    <style:style style:name="P24" style:family="paragraph" style:parent-style-name="Standard">
      <style:text-properties fo:font-size="14pt" fo:font-weight="normal" officeooo:rsid="001343ab" officeooo:paragraph-rsid="0017826d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3d4ba" officeooo:paragraph-rsid="0024ead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3c9559" officeooo:paragraph-rsid="003c9559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2a15c4" officeooo:paragraph-rsid="002a15c4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bold" officeooo:rsid="001996c5" officeooo:paragraph-rsid="0024eada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officeooo:rsid="002a15c4" officeooo:paragraph-rsid="002a15c4" style:font-size-asian="14pt" style:font-size-complex="14pt"/>
    </style:style>
    <style:style style:name="P30" style:family="paragraph" style:parent-style-name="Standard">
      <style:text-properties officeooo:rsid="0012f935" officeooo:paragraph-rsid="002a15c4"/>
    </style:style>
    <style:style style:name="P31" style:family="paragraph" style:parent-style-name="Standard">
      <style:text-properties officeooo:paragraph-rsid="0026a9ca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2f47b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389fe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555d1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1be4cf" officeooo:paragraph-rsid="0056486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43ab" style:font-size-asian="14pt" style:font-size-complex="14pt"/>
    </style:style>
    <style:style style:name="T3" style:family="text">
      <style:text-properties fo:font-size="14pt" fo:font-weight="bold" officeooo:rsid="001996c5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133d7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6a9ca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a15c4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863f3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996c5" style:font-size-asian="14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43ab" style:font-weight-asian="bold" style:font-weight-complex="bold"/>
    </style:style>
    <style:style style:name="T11" style:family="text">
      <style:text-properties fo:font-weight="bold" officeooo:rsid="0015c892" style:font-weight-asian="bold" style:font-weight-complex="bold"/>
    </style:style>
    <style:style style:name="T12" style:family="text">
      <style:text-properties fo:font-weight="bold" officeooo:rsid="001996c5" style:font-weight-asian="bold" style:font-weight-complex="bold"/>
    </style:style>
    <style:style style:name="T13" style:family="text">
      <style:text-properties fo:font-weight="bold" officeooo:rsid="002063ef" style:font-weight-asian="bold" style:font-weight-complex="bold"/>
    </style:style>
    <style:style style:name="T14" style:family="text">
      <style:text-properties fo:font-weight="bold" officeooo:rsid="003b28fb" style:font-weight-asian="bold" style:font-weight-complex="bold"/>
    </style:style>
    <style:style style:name="T15" style:family="text">
      <style:text-properties fo:font-weight="bold" officeooo:rsid="003c9559" style:font-weight-asian="bold" style:font-weight-complex="bold"/>
    </style:style>
    <style:style style:name="T16" style:family="text">
      <style:text-properties fo:font-weight="bold" officeooo:rsid="003e3cbb" style:font-weight-asian="bold" style:font-weight-complex="bold"/>
    </style:style>
    <style:style style:name="T17" style:family="text">
      <style:text-properties fo:font-weight="bold" officeooo:rsid="00446ab2" style:font-weight-asian="bold" style:font-weight-complex="bold"/>
    </style:style>
    <style:style style:name="T18" style:family="text">
      <style:text-properties fo:font-weight="bold" officeooo:rsid="00459902" style:font-weight-asian="bold" style:font-weight-complex="bold"/>
    </style:style>
    <style:style style:name="T19" style:family="text">
      <style:text-properties fo:font-weight="bold" officeooo:rsid="00538f81" style:font-weight-asian="bold" style:font-weight-complex="bold"/>
    </style:style>
    <style:style style:name="T20" style:family="text">
      <style:text-properties fo:font-weight="normal" officeooo:rsid="001996c5" style:font-weight-asian="normal" style:font-weight-complex="normal"/>
    </style:style>
    <style:style style:name="T21" style:family="text">
      <style:text-properties fo:font-weight="normal" officeooo:rsid="001b3be7" style:font-weight-asian="normal" style:font-weight-complex="normal"/>
    </style:style>
    <style:style style:name="T22" style:family="text">
      <style:text-properties fo:font-weight="normal" officeooo:rsid="002133d7" style:font-weight-asian="normal" style:font-weight-complex="normal"/>
    </style:style>
    <style:style style:name="T23" style:family="text">
      <style:text-properties fo:font-weight="normal" officeooo:rsid="002e0552" style:font-weight-asian="normal" style:font-weight-complex="normal"/>
    </style:style>
    <style:style style:name="T24" style:family="text">
      <style:text-properties fo:font-weight="normal" officeooo:rsid="003af3fb" style:font-weight-asian="normal" style:font-weight-complex="normal"/>
    </style:style>
    <style:style style:name="T25" style:family="text">
      <style:text-properties officeooo:rsid="001b3be7"/>
    </style:style>
    <style:style style:name="T26" style:family="text">
      <style:text-properties officeooo:rsid="001fb0bc"/>
    </style:style>
    <style:style style:name="T27" style:family="text">
      <style:text-properties officeooo:rsid="002063ef"/>
    </style:style>
    <style:style style:name="T28" style:family="text">
      <style:text-properties officeooo:rsid="003e3cbb"/>
    </style:style>
    <style:style style:name="T29" style:family="text">
      <style:text-properties officeooo:rsid="003f96d3"/>
    </style:style>
    <style:style style:name="T30" style:family="text">
      <style:text-properties officeooo:rsid="004e8d4a"/>
    </style:style>
    <style:style style:name="T31" style:family="text">
      <style:text-properties officeooo:rsid="00521f18"/>
    </style:style>
    <style:style style:name="T32" style:family="text">
      <style:text-properties officeooo:rsid="0057fb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yout:</text:p>
      <text:p text:style-name="P9"><text:span text:style-name="T29">*Nixie logo with sketched background*</text:span><text:line-break/>Hi, we are Nixie.</text:p>
      <text:p text:style-name="P9"><text:line-break/>-</text:p>
      <text:p text:style-name="P31"><text:span text:style-name="T8"><text:line-break/></text:span><text:span text:style-name="T3">Who We Are</text:span><text:span text:style-name="T8"><text:line-break/></text:span><text:span text:style-name="T1">Our clients hire us to design, build and consult on websites and web applications. We work with next gen technology to build fast, mobile-ready, scalable, and beautiful web products that fit a wide range of applications. </text:span></text:p>
      <text:p text:style-name="P10"/>
      <text:p text:style-name="P11">-</text:p>
      <text:p text:style-name="P1"/>
      <text:p text:style-name="P3"><text:span text:style-name="T25">W</text:span>hat We've Made</text:p>
      <text:p text:style-name="P8">We've built and maintained custom content management systems, e-commerce tools, online directories and more. <text:span text:style-name="T31">We are also active in the open source community and contribute to a number of existing projects.</text:span></text:p>
      <text:p text:style-name="P15"><text:span text:style-name="T27"><text:line-break/></text:span><text:span text:style-name="T13">&gt; </text:span><text:span text:style-name="T18">Technology</text:span></text:p>
      <text:p text:style-name="P15"/>
      <text:p text:style-name="P34"><text:span text:style-name="T26">W</text:span>e work with <text:span text:style-name="T27">the entrepreneurs, start-ups, dreamers, non-profits and wineries of Northern California. </text:span>We think short and long <text:span text:style-name="T30">to find a</text:span> path that balances immediate needs and <text:span text:style-name="T30">future</text:span> goals. </text:p>
      <text:p text:style-name="P15"/>
      <text:p text:style-name="P23"><text:a xlink:type="simple" xlink:href="http://www.winephoto.co/" text:style-name="Internet_20_link" text:visited-style-name="Visited_20_Internet_20_Link"><text:span text:style-name="T2">www.winephoto.co</text:span></text:a></text:p>
      <text:p text:style-name="P18"><text:a xlink:type="simple" xlink:href="http://www.nigelbates.com/" text:style-name="Internet_20_link" text:visited-style-name="Visited_20_Internet_20_Link"><text:span text:style-name="T2">www.nigelbates.com</text:span></text:a></text:p>
      <text:p text:style-name="P22"><text:a xlink:type="simple" xlink:href="http://www.artscouncilnapavalley.org/" text:style-name="Internet_20_link" text:visited-style-name="Visited_20_Internet_20_Link"><text:span text:style-name="T1">www.artscouncilnapavalley.org</text:span></text:a></text:p>
      <text:p text:style-name="P22"><text:a xlink:type="simple" xlink:href="http://www.walterheverett.com/" text:style-name="Internet_20_link" text:visited-style-name="Visited_20_Internet_20_Link"><text:span text:style-name="T1">www.walterheverett.com</text:span></text:a></text:p>
      <text:p text:style-name="P22"><text:a xlink:type="simple" xlink:href="http://www.napaartwalk.org/" text:style-name="Internet_20_link" text:visited-style-name="Visited_20_Internet_20_Link"><text:span text:style-name="T1">www.napaartwalk.org</text:span></text:a></text:p>
      <text:p text:style-name="P20"><text:a xlink:type="simple" xlink:href="http://www.eldoradoartscouncil.org/" text:style-name="Internet_20_link" text:visited-style-name="Visited_20_Internet_20_Link">www.eldoradoartscouncil.org</text:a></text:p>
      <text:p text:style-name="P21"><text:a xlink:type="simple" xlink:href="http://www.bestofjoy.com/" text:style-name="Internet_20_link" text:visited-style-name="Visited_20_Internet_20_Link">www.bestofjoy.com</text:a></text:p>
      <text:p text:style-name="P17"/>
      <text:p text:style-name="P17"/>
      <text:p text:style-name="P16"><text:span text:style-name="T13">&gt; </text:span><text:span text:style-name="T17">Art</text:span></text:p>
      <text:p text:style-name="P16"/>
      <text:p text:style-name="P35">We marry form and function. Our symmetrical team of artistic and technical talent means we build products with functional elegance and tasteful aesthetic<text:span text:style-name="T30">s</text:span>.</text:p>
      <text:p text:style-name="P16"/>
      <text:p text:style-name="P19">Photo: Patrick Dempsey, Wine Bottle<text:line-break/>Design: Olive oil map, ZD Wines</text:p>
      <text:p text:style-name="P1"/>
      <text:p text:style-name="P5">-</text:p>
      <text:p text:style-name="P2"><text:soft-page-break/></text:p>
      <text:p text:style-name="P29"><text:span text:style-name="T12">O</text:span><text:span text:style-name="T9">ur Tool Kit</text:span></text:p>
      <text:p text:style-name="P27">*<text:span text:style-name="T32">Wireframe Image</text:span></text:p>
      <text:p text:style-name="P30"><text:span text:style-name="T4">We </text:span><text:span text:style-name="T5">use</text:span><text:span text:style-name="T4"> </text:span><text:span text:style-name="T6">popular </text:span><text:span text:style-name="T4">tools</text:span><text:span text:style-name="T5"> </text:span><text:span text:style-name="T6">such as</text:span><text:span text:style-name="T4"> NodeJs, AngularJS, Express, MongoDB, </text:span><text:span text:style-name="T7">Ruby on Rails, Sinatra, ect. </text:span><text:span text:style-name="T6">and t</text:span><text:span text:style-name="T4">ailor </text:span><text:span text:style-name="T7">them</text:span><text:span text:style-name="T4"> to fit your needs.</text:span></text:p>
      <text:p text:style-name="P30"><text:span text:style-name="T4"/></text:p>
      <text:p text:style-name="P28">-</text:p>
      <text:p text:style-name="P25"/>
      <text:p text:style-name="P6"><text:span text:style-name="T11">Clients</text:span><text:span text:style-name="T10">:</text:span></text:p>
      <text:p text:style-name="P12">Arts Council Napa Valley<text:line-break/>Napa Valley Museum</text:p>
      <text:p text:style-name="P7">Grgich Hills</text:p>
      <text:p text:style-name="P13">ZD Wines</text:p>
      <text:p text:style-name="P13">Di Rosa<text:line-break/><text:line-break/><text:span text:style-name="T14">Contact Us:</text:span></text:p>
      <text:p text:style-name="P14"><text:a xlink:type="simple" xlink:href="mailto:melvin@nixieagency.com" text:style-name="Internet_20_link" text:visited-style-name="Visited_20_Internet_20_Link">melvin@nixieagency.com</text:a></text:p>
      <text:p text:style-name="P14">+1 (707) 292-7637</text:p>
      <text:p text:style-name="P14"><text:line-break/><text:span text:style-name="T16">Footer:</text:span><text:line-break/><text:span text:style-name="T28">Follow your dreams!</text:span><text:line-break/><text:line-break/><text:span text:style-name="T15">Inspiration:</text:span></text:p>
      <text:p text:style-name="P26">See <text:a xlink:type="simple" xlink:href="http://www.thoughtbot.com/" text:style-name="Internet_20_link" text:visited-style-name="Visited_20_Internet_20_Link">www.thoughtbot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5:14:01.007000000</meta:creation-date>
    <dc:date>2014-11-05T00:24:56.446000000</dc:date>
    <meta:editing-duration>PT8H10M35S</meta:editing-duration>
    <meta:editing-cycles>57</meta:editing-cycles>
    <meta:generator>LibreOffice/4.3.0.4$Windows_x86 LibreOffice_project/62ad5818884a2fc2e5780dd45466868d41009ec0</meta:generator>
    <meta:document-statistic meta:table-count="0" meta:image-count="0" meta:object-count="0" meta:page-count="2" meta:paragraph-count="33" meta:word-count="215" meta:character-count="1448" meta:non-whitespace-character-count="1258"/>
  </office:meta>
</office:document-meta>
</file>